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2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id</text:p>
          </table:table-cell>
          <table:table-cell table:style-name="ce1" office:value-type="string" calcext:value-type="string">
            <text:p>accu</text:p>
          </table:table-cell>
          <table:table-cell table:style-name="ce1" office:value-type="string" calcext:value-type="string">
            <text:p>maj_accu</text:p>
          </table:table-cell>
          <table:table-cell table:style-name="ce1" office:value-type="string" calcext:value-type="string">
            <text:p>min_accu</text:p>
          </table:table-cell>
          <table:table-cell table:style-name="ce1" office:value-type="string" calcext:value-type="string">
            <text:p>min_chg_pos_outcome</text:p>
          </table:table-cell>
          <table:table-cell table:style-name="ce1" office:value-type="string" calcext:value-type="string">
            <text:p>maj_chg_pos_outcome</text:p>
          </table:table-cell>
          <table:table-cell table:style-name="ce1" office:value-type="string" calcext:value-type="string">
            <text:p>disp_imp</text:p>
          </table:table-cell>
          <table:table-cell table:style-name="ce1" office:value-type="string" calcext:value-type="string">
            <text:p>num_pos_outcome</text:p>
          </table:table-cell>
          <table:table-cell table:style-name="ce1" office:value-type="string" calcext:value-type="string">
            <text:p>accu_std_dev</text:p>
          </table:table-cell>
          <table:table-cell table:style-name="ce1" office:value-type="string" calcext:value-type="string">
            <text:p>maj_accu_std_dev</text:p>
          </table:table-cell>
          <table:table-cell table:style-name="ce1" office:value-type="string" calcext:value-type="string">
            <text:p>min_accu_std_dev</text:p>
          </table:table-cell>
          <table:table-cell table:style-name="ce1" office:value-type="string" calcext:value-type="string">
            <text:p>min_chg_pos_outcome_std_dev</text:p>
          </table:table-cell>
          <table:table-cell table:style-name="ce1" office:value-type="string" calcext:value-type="string">
            <text:p>maj_chg_pos_outcome_std_dev</text:p>
          </table:table-cell>
          <table:table-cell table:style-name="ce1" office:value-type="string" calcext:value-type="string">
            <text:p>disp_imp_std_dev</text:p>
          </table:table-cell>
          <table:table-cell table:style-name="ce1" office:value-type="string" calcext:value-type="string">
            <text:p>num_pos_outcome_std_dev</text:p>
          </table:table-cell>
          <table:table-cell table:style-name="ce1" office:value-type="string" calcext:value-type="string">
            <text:p>accu_maj_loss</text:p>
          </table:table-cell>
          <table:table-cell table:style-name="ce1" office:value-type="string" calcext:value-type="string">
            <text:p>accu_min_loss</text:p>
          </table:table-cell>
        </table:table-row>
        <table:table-row table:style-name="ro2">
          <table:table-cell office:value-type="string" calcext:value-type="string">
            <text:p>processed_panel_19_og</text:p>
          </table:table-cell>
          <table:table-cell office:value-type="float" office:value="10" calcext:value-type="float">
            <text:p>10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861551" calcext:value-type="float">
            <text:p>0.861551</text:p>
          </table:table-cell>
          <table:table-cell office:value-type="float" office:value="0.763966" calcext:value-type="float">
            <text:p>0.763966</text:p>
          </table:table-cell>
          <table:table-cell office:value-type="float" office:value="0.802898" calcext:value-type="float">
            <text:p>0.802898</text:p>
          </table:table-cell>
          <table:table-cell office:value-type="float" office:value="0.694382" calcext:value-type="float">
            <text:p>0.694382</text:p>
          </table:table-cell>
          <table:table-cell office:value-type="float" office:value="0.584532" calcext:value-type="float">
            <text:p>0.584532</text:p>
          </table:table-cell>
          <table:table-cell office:value-type="float" office:value="384.8" calcext:value-type="float">
            <text:p>384.8</text:p>
          </table:table-cell>
          <table:table-cell office:value-type="float" office:value="0.020884" calcext:value-type="float">
            <text:p>0.020884</text:p>
          </table:table-cell>
          <table:table-cell office:value-type="float" office:value="0.022106" calcext:value-type="float">
            <text:p>0.022106</text:p>
          </table:table-cell>
          <table:table-cell office:value-type="float" office:value="0.021888" calcext:value-type="float">
            <text:p>0.021888</text:p>
          </table:table-cell>
          <table:table-cell office:value-type="float" office:value="0.391055" calcext:value-type="float">
            <text:p>0.391055</text:p>
          </table:table-cell>
          <table:table-cell office:value-type="float" office:value="0.350156" calcext:value-type="float">
            <text:p>0.350156</text:p>
          </table:table-cell>
          <table:table-cell office:value-type="float" office:value="0.088245" calcext:value-type="float">
            <text:p>0.088245</text:p>
          </table:table-cell>
          <table:table-cell office:value-type="float" office:value="10.87096" calcext:value-type="float">
            <text:p>10.87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cessed_panel_19_og</text:p>
          </table:table-cell>
          <table:table-cell office:value-type="float" office:value="5" calcext:value-type="float">
            <text:p>5</text:p>
          </table:table-cell>
          <table:table-cell office:value-type="float" office:value="0.770668" calcext:value-type="float">
            <text:p>0.770668</text:p>
          </table:table-cell>
          <table:table-cell office:value-type="float" office:value="0.802632" calcext:value-type="float">
            <text:p>0.802632</text:p>
          </table:table-cell>
          <table:table-cell office:value-type="float" office:value="0.71343" calcext:value-type="float">
            <text:p>0.71343</text:p>
          </table:table-cell>
          <table:table-cell office:value-type="float" office:value="1.28352" calcext:value-type="float">
            <text:p>1.28352</text:p>
          </table:table-cell>
          <table:table-cell office:value-type="float" office:value="0.868242" calcext:value-type="float">
            <text:p>0.868242</text:p>
          </table:table-cell>
          <table:table-cell office:value-type="float" office:value="0.693041" calcext:value-type="float">
            <text:p>0.693041</text:p>
          </table:table-cell>
          <table:table-cell office:value-type="float" office:value="381.5" calcext:value-type="float">
            <text:p>381.5</text:p>
          </table:table-cell>
          <table:table-cell office:value-type="float" office:value="0.12497" calcext:value-type="float">
            <text:p>0.12497</text:p>
          </table:table-cell>
          <table:table-cell office:value-type="float" office:value="0.137718" calcext:value-type="float">
            <text:p>0.137718</text:p>
          </table:table-cell>
          <table:table-cell office:value-type="float" office:value="0.102802" calcext:value-type="float">
            <text:p>0.102802</text:p>
          </table:table-cell>
          <table:table-cell office:value-type="float" office:value="1.528104" calcext:value-type="float">
            <text:p>1.528104</text:p>
          </table:table-cell>
          <table:table-cell office:value-type="float" office:value="0.873093" calcext:value-type="float">
            <text:p>0.873093</text:p>
          </table:table-cell>
          <table:table-cell office:value-type="float" office:value="0.195772" calcext:value-type="float">
            <text:p>0.195772</text:p>
          </table:table-cell>
          <table:table-cell office:value-type="float" office:value="4.301163" calcext:value-type="float">
            <text:p>4.301163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50536" calcext:value-type="float">
            <text:p>0.050536</text:p>
          </table:table-cell>
        </table:table-row>
        <table:table-row table:style-name="ro2">
          <table:table-cell office:value-type="string" calcext:value-type="string">
            <text:p>processed_panel_19_og</text:p>
          </table:table-cell>
          <table:table-cell office:value-type="float" office:value="1" calcext:value-type="float">
            <text:p>1</text:p>
          </table:table-cell>
          <table:table-cell office:value-type="float" office:value="0.808865" calcext:value-type="float">
            <text:p>0.808865</text:p>
          </table:table-cell>
          <table:table-cell office:value-type="float" office:value="0.839278" calcext:value-type="float">
            <text:p>0.839278</text:p>
          </table:table-cell>
          <table:table-cell office:value-type="float" office:value="0.754009" calcext:value-type="float">
            <text:p>0.754009</text:p>
          </table:table-cell>
          <table:table-cell office:value-type="float" office:value="1.107445" calcext:value-type="float">
            <text:p>1.107445</text:p>
          </table:table-cell>
          <table:table-cell office:value-type="float" office:value="0.855047" calcext:value-type="float">
            <text:p>0.855047</text:p>
          </table:table-cell>
          <table:table-cell office:value-type="float" office:value="0.638341" calcext:value-type="float">
            <text:p>0.638341</text:p>
          </table:table-cell>
          <table:table-cell office:value-type="float" office:value="377.6" calcext:value-type="float">
            <text:p>377.6</text:p>
          </table:table-cell>
          <table:table-cell office:value-type="float" office:value="0.044606" calcext:value-type="float">
            <text:p>0.044606</text:p>
          </table:table-cell>
          <table:table-cell office:value-type="float" office:value="0.049669" calcext:value-type="float">
            <text:p>0.049669</text:p>
          </table:table-cell>
          <table:table-cell office:value-type="float" office:value="0.036412" calcext:value-type="float">
            <text:p>0.036412</text:p>
          </table:table-cell>
          <table:table-cell office:value-type="float" office:value="0.487658" calcext:value-type="float">
            <text:p>0.487658</text:p>
          </table:table-cell>
          <table:table-cell office:value-type="float" office:value="0.338014" calcext:value-type="float">
            <text:p>0.338014</text:p>
          </table:table-cell>
          <table:table-cell office:value-type="float" office:value="0.162624" calcext:value-type="float">
            <text:p>0.162624</text:p>
          </table:table-cell>
          <table:table-cell office:value-type="float" office:value="14.826403" calcext:value-type="float">
            <text:p>14.826403</text:p>
          </table:table-cell>
          <table:table-cell office:value-type="float" office:value="0.022273" calcext:value-type="float">
            <text:p>0.022273</text:p>
          </table:table-cell>
          <table:table-cell office:value-type="float" office:value="0.009957" calcext:value-type="float">
            <text:p>0.009957</text:p>
          </table:table-cell>
        </table:table-row>
        <table:table-row table:style-name="ro2">
          <table:table-cell office:value-type="string" calcext:value-type="string">
            <text:p>processed_panel_19_og</text:p>
          </table:table-cell>
          <table:table-cell office:value-type="float" office:value="0.1" calcext:value-type="float">
            <text:p>0.1</text:p>
          </table:table-cell>
          <table:table-cell office:value-type="float" office:value="0.816235" calcext:value-type="float">
            <text:p>0.816235</text:p>
          </table:table-cell>
          <table:table-cell office:value-type="float" office:value="0.850348" calcext:value-type="float">
            <text:p>0.850348</text:p>
          </table:table-cell>
          <table:table-cell office:value-type="float" office:value="0.75515" calcext:value-type="float">
            <text:p>0.75515</text:p>
          </table:table-cell>
          <table:table-cell office:value-type="float" office:value="0.917087" calcext:value-type="float">
            <text:p>0.917087</text:p>
          </table:table-cell>
          <table:table-cell office:value-type="float" office:value="0.690016" calcext:value-type="float">
            <text:p>0.690016</text:p>
          </table:table-cell>
          <table:table-cell office:value-type="float" office:value="0.657296" calcext:value-type="float">
            <text:p>0.657296</text:p>
          </table:table-cell>
          <table:table-cell office:value-type="float" office:value="383.6" calcext:value-type="float">
            <text:p>383.6</text:p>
          </table:table-cell>
          <table:table-cell office:value-type="float" office:value="0.032176" calcext:value-type="float">
            <text:p>0.032176</text:p>
          </table:table-cell>
          <table:table-cell office:value-type="float" office:value="0.037204" calcext:value-type="float">
            <text:p>0.037204</text:p>
          </table:table-cell>
          <table:table-cell office:value-type="float" office:value="0.023872" calcext:value-type="float">
            <text:p>0.023872</text:p>
          </table:table-cell>
          <table:table-cell office:value-type="float" office:value="0.529071" calcext:value-type="float">
            <text:p>0.529071</text:p>
          </table:table-cell>
          <table:table-cell office:value-type="float" office:value="0.335265" calcext:value-type="float">
            <text:p>0.335265</text:p>
          </table:table-cell>
          <table:table-cell office:value-type="float" office:value="0.165796" calcext:value-type="float">
            <text:p>0.165796</text:p>
          </table:table-cell>
          <table:table-cell office:value-type="float" office:value="13.737216" calcext:value-type="float">
            <text:p>13.737216</text:p>
          </table:table-cell>
          <table:table-cell office:value-type="float" office:value="0.011203" calcext:value-type="float">
            <text:p>0.011203</text:p>
          </table:table-cell>
          <table:table-cell office:value-type="float" office:value="0.008817" calcext:value-type="float">
            <text:p>0.008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5:28:13.417222457</meta:creation-date>
    <dc:date>2020-08-27T15:35:14.839308039</dc:date>
    <meta:editing-duration>PT7M1S</meta:editing-duration>
    <meta:editing-cycles>2</meta:editing-cycles>
    <meta:generator>LibreOffice/6.4.4.2$Linux_X86_64 LibreOffice_project/40$Build-2</meta:generator>
    <meta:document-statistic meta:table-count="1" meta:cell-count="90" meta:object-count="0"/>
  </office:meta>
</office:document-meta>
</file>